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pb_chiffres">
        <table:table-row>
          <table:table-cell office:value-type="float" office:value="1">
            <text:p>1</text:p>
          </table:table-cell>
          <table:table-cell office:value-type="string">
            <text:p>Nombre de vaches présent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Nombre de génisses de la naissance au vêlag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Nombre total de vêlag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Nombre de vêlages de vach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Nombre de vêlages de génisses (1er vêlage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Nombre de veaux né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Nombre de vaches réformé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Nombre d’animaux au pâturage</text:p>
          </table:table-cell>
          <table:table-cell office:value-type="string">
            <text:p>En absence de pâturage, cette valeur peut être nulle. Dans ce cas, le nombre de diarrhées estivales doit lui aussi être nul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Nombre de vaches mort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Nombre de génisses mortes de la naissance au 1er vêlag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Nombre de veaux morts dans les 24 premières heur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Frais vétérinaires (hors conseil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Age au premier vêlage (en mois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Nombre d’IA pour une IA fécondant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Nombre de vêlages avec aide (vêleuse, césarienne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Nombre d’avortements (3 derniers mois gestationnels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Nombre de non délivranc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Nombre de métrit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Nombre de fièvres de lait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Nombre de caillett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Nombre de cétos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nombre de tétanies d’herbag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Nombre de mammites cliniqu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Nombre de nouvelles mammites au cours de la période sèch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>Nombre de mammites en début de lactation sur les primipar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>Moyenne annuelle des comptages en cellules somatiqu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>Nombre de mois avec un taux d'urée &gt;350 mg/l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>Présence de staphylocoques dans le lait dans l'année ?</text:p>
          </table:table-cell>
          <table:table-cell office:value-type="string">
            <text:p>Indiquer 0 si aucun cas dans l'année et 1 si au moins un cas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>Présence de salmonelles dans le lait dans l'année ?</text:p>
          </table:table-cell>
          <table:table-cell office:value-type="string">
            <text:p>Indiquer 0 si aucun cas dans l'année et 1 si au moins un cas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>Présence de listéria dans le lait dans l'année ?</text:p>
          </table:table-cell>
          <table:table-cell office:value-type="string">
            <text:p>Indiquer 0 si aucun cas dans l'année et 1 si au moins un cas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>Présence d'E. coli dans le lait dans l'année ?</text:p>
          </table:table-cell>
          <table:table-cell office:value-type="string">
            <text:p>Indiquer 0 si aucun cas dans l'année et 1 si au moins un cas.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>nombre de TB anormaux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>Intervalle vêlage - 1ère IA (en jour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>Pourcentage de vaches à 3 IA ou plu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>Intervalle vêlage - vêlage (en jour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>Nombre de veaux morts du 1er jour au sevrag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>Nombre total de veaux malades, traités et guéri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>Nombre de veaux avec des infections ombilicales (gros nombrils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>Nombre de veaux avec problèmes digestifs (diarrhées, coccidioses...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>Nombre de veaux avec problèmes respiratoir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>Nombre de diarrhées estivales chez les jeunes et les adulte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>Nombre de foies saisi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>Nombre de vaches boitant sévèrement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>Nombre de vaches réformées pour boiteri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>Nombre de vaches avec un parage curatif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>nombre de vaches avec des sabots longs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>Poids des génisses à la 1ère insémination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>Nombre de vaches réinséminées 60 jours après une IA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0">
            <text:p>1.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mortalité estivale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Durée de pâturage cumulé avant premier vêlage (en mois)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.0">
            <text:p>1.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OVH</meta:generator>
    <meta:initial-creator>phpMyAdmin OVH</meta:initial-creator>
    <meta:creation-date>2023-02-06T14:45:26</meta:creation-date>
  </office:meta>
</office:document-meta>
</file>